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style:text-underline-style="solid" style:text-underline-width="auto" style:text-underline-color="font-color" style:font-size-asian="13pt" style:font-size-complex="13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paragraph-properties fo:break-before="page"/>
    </style:style>
    <style:style style:name="P6" style:family="paragraph" style:parent-style-name="Standard" style:list-style-name="L2">
      <style:paragraph-properties fo:break-before="page"/>
    </style:style>
    <style:style style:name="P7" style:family="paragraph">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style>
    <style:style style:name="P1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3pt" fo:font-style="normal" fo:text-shadow="none" style:text-underline-style="none" fo:font-weight="normal" style:letter-kerning="true" style:font-name-asian="Droid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roid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1.28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45cm" fo:min-width="4.61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199cm" svg:stroke-color="#000000" draw:marker-start="" draw:marker-start-width="0.499cm" draw:marker-start-center="false" draw:marker-end="" draw:marker-end-width="0.499cm" draw:marker-end-center="false" draw:fill="none" draw:fill-color="#ffffff" draw:textarea-horizontal-align="left" draw:auto-grow-height="true" draw:auto-grow-width="true" fo:min-height="1.245cm" fo:min-width="3.2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1.28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b8ff"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99ff"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3cc66" draw:marker-start="" draw:marker-start-width="0.199cm" draw:marker-start-center="false" draw:marker-end="" draw:marker-end-width="0.199cm" draw:marker-end-center="false" draw:fill="solid" draw:fill-color="#00cc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674cm" fo:min-width="4.475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ff66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3cc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6cm" fo:min-width="1.3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5cm" fo:min-width="3.053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85cm" fo:min-width="1.30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674cm" fo:min-width="4.2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676cm" fo:min-width="4.475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674cm" fo:min-width="3.452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86cm" fo:min-width="2.8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85cm" fo:min-width="1.24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33cc66" draw:marker-start="" draw:marker-start-width="0.199cm" draw:marker-start-center="false" draw:marker-end="" draw:marker-end-width="0.199cm" draw:marker-end-center="false" draw:fill="solid" draw:fill-color="#00cc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99ff"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6cm" fo:min-width="5.025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45cm" fo:min-width="4.61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4 – IMPLEMENTER L'EXCLUSION MUTUELLE DISTRIBUEE</text:p>
      <text:p text:style-name="Standard"/>
      <text:p text:style-name="P2">Étape 1</text:p>
      <text:p text:style-name="Standard">Quelle configuration du SC allez-vous utiliser ?</text:p>
      <text:p text:style-name="Standard"/>
      <text:p text:style-name="P2">Réponse : </text:p>
      <text:p text:style-name="Standard">Nous utiliserons, dans ce cas, un réseau complet, dans lequel chaque Site a pour voisin tous les autres Sites du réseau. Les canaux de communication sont de type FIFO, cela signifie que si plusieurs messages sont envoyés du Site x vers le Site y, ces messages seront dans l'ordre où ils sont envoyés.</text:p>
      <text:p text:style-name="Standard"/>
      <text:p text:style-name="Standard"/>
      <text:p text:style-name="P2">Étape 2</text:p>
      <text:p text:style-name="Standard">Implémentation des algorithmes de Lamport et de Naimi &amp; Tréhel.</text:p>
      <text:p text:style-name="Standard"/>
      <text:p text:style-name="P2">Réponse : </text:p>
      <text:p text:style-name="Standard">Les fichiers « lamport.c » et « naimi_trehel.c » contiennent l'implémentation de ces deux algorithmes.</text:p>
      <text:p text:style-name="Standard"/>
      <text:p text:style-name="Standard"/>
      <text:p text:style-name="Standard"><text:span text:style-name="T1">Étape 3 – Interprétation</text:span></text:p>
      <text:p text:style-name="Standard"/>
      <text:p text:style-name="P2">Réponse : </text:p>
      <text:p text:style-name="Standard">On compare à présent ces 2 algorithmes. </text:p>
      <text:list xml:id="list683801584" text:style-name="L1">
        <text:list-item>
          <text:p text:style-name="P3">Lorsqu'un site choisi aléatoirement est demandeur de la ressource critique :</text:p>
          <text:list>
            <text:list-item>
              <text:p text:style-name="P3">pour l'algorithme de Lamport, ce site a besoin d'envoyer N-1 messages de requêtes (N étant le nombre de site participant à l'algorithme). Il va recevoir un accusé de réception de la part de chaque site et lorsqu'il libérera la ressource, un message doit à nouveau être envoyé. <text:s/>Cela représente au final <text:s/>3(N-1) messages qui ont parcourut le réseau pour une seule demande</text:p>
            </text:list-item>
          </text:list>
        </text:list-item>
      </text:list>
      <text:p text:style-name="Standard"/>
      <text:list xml:id="list2097838545" text:continue-numbering="true" text:style-name="L1">
        <text:list-item>
          <text:list>
            <text:list-item>
              <text:p text:style-name="P3">Pour l'algorithme de Naimi &amp; Tréhel, ce site envoie une requête vers le dernier demandeur connu. Les demandeurs sont ordonnés suivant une liste chaînée. Le message de requète doit donc remonter l'arbre jusqu'à la racine pour que la liste soit mise à jour. Avec ce processus, le site vient s'inscrire dans la file d'attente et attend que son tour arrive.</text:p>
            </text:list-item>
          </text:list>
        </text:list-item>
      </text:list>
      <text:p text:style-name="Standard"/>
      <text:list xml:id="list1120707388" text:style-name="L2">
        <text:list-item>
          <text:p text:style-name="P4">Lorsque tous les sites sont demandeurs de la ressource critique :</text:p>
          <text:list>
            <text:list-item>
              <text:p text:style-name="P4">pour l'algorithme de Lamport, il s'agit d'un moment critique pour le réseau, vu le nombre important de messages qui vont transiter sur le réseau. </text:p>
              <text:p text:style-name="P4">De plus, un problème se pose : que faire lorsque plusieurs Sites demandent l'accès avec une horloge identique ? Comme l'algorithme est conçu pour que les sites soit ordonnés suivant l'horloge qui est envoyée, il faut pouvoir départager les sites de manière distribuée définir un ordre d'accès que sera le même dans chaque file d'attente locale. (voir schéma ci-dessous).</text:p>
              <text:p text:style-name="P4"/>
              <text:p text:style-name="P4">Pour N sites, le nombre de messages sera : 3N(N-1).</text:p>
              <text:p text:style-name="P4"/>
            </text:list-item>
            <text:list-item>
              <text:p text:style-name="P6">Pour l'algorithme de Naimi &amp; Tréhel, les canaux de type FIFO permettent un fonctionnement correct de l'algorithme. En effet, chaque message sera traité à tout de rôle. La première requête sera traitée, le site met à jour son successeur. Lorsque le deuxième message doit être traité, comme le site a déjà un successeur, il fait passer le message pour que le successeur mette à jour son propre successeur. Et ainsi de suite jusqu'à ce que tous les messages soit traités.</text:p>
              <text:p text:style-name="P4">Quand la ressource est libérée, le Site possesseur transmet simplement le jeton à son successeur. Le jeton remontera également l'arborescence jusqu'à atteindre la racine. Donnant successivement accès à tous les Site en attente.</text:p>
              <text:p text:style-name="P4"/>
              <text:p text:style-name="P4">Le nombre de message est de l'ordre de <text:s/>Log(N) avec N : nombre de sites participants.</text:p>
            </text:list-item>
          </text:list>
        </text:list-item>
      </text:list>
      <text:p text:style-name="Standard"/>
      <text:p text:style-name="Standard"/>
      <text:p text:style-name="Standard"/>
      <text:p text:style-name="Standard">Laquelle des deux approches conviendrait à un environnement mobile adhoc ?</text:p>
      <text:p text:style-name="Standard">→ L'algorithme de Naimi &amp; Tréhel conviendrait. Car chaque site doit seulement connaître son successeur dans la file d'attente et le dernier demandeur connu. Le besoin mémoire est moins important qu'avec l'algorithme de Lamport. De plus, le nombre de message échangé sur le réseau est beaucoup moins important. </text:p>
      <text:p text:style-name="P5">Fonctionnement de l'algorithme de Lamport :</text:p>
      <text:p text:style-name="Standard"/>
      <text:p text:style-name="Standard"><draw:g text:anchor-type="paragraph" draw:z-index="0" draw:style-name="gr1"><draw:custom-shape draw:style-name="gr2" draw:text-style-name="P8" svg:width="1.699cm" svg:height="1.701cm" svg:x="-1cm" svg:y="4.602cm"><text:p text:style-name="P7"><text:span text:style-name="T2">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8" svg:width="1.699cm" svg:height="1.701cm" svg:x="-1cm" svg:y="2.302cm"><text:p text:style-name="P7"><text:span text:style-name="T2">0</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4" draw:text-style-name="P8" svg:width="1.699cm" svg:height="1.701cm" svg:x="-1cm" svg:y="6.902cm"><text:p text:style-name="P7"><text:span text:style-name="T2">2</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5" draw:text-style-name="P8" svg:width="1.699cm" svg:height="1.701cm" svg:x="-1cm" svg:y="9.202cm"><text:p text:style-name="P7"><text:span text:style-name="T2">3</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6" draw:text-style-name="P8" svg:x1="0.699cm" svg:y1="3.102cm" svg:x2="17.599cm" svg:y2="3.102cm"><text:p/></draw:line><draw:line draw:style-name="gr7" draw:text-style-name="P8" svg:x1="0.698cm" svg:y1="5.401cm" svg:x2="17.599cm" svg:y2="5.402cm"><text:p/></draw:line><draw:line draw:style-name="gr8" draw:text-style-name="P8" svg:x1="0.697cm" svg:y1="7.8cm" svg:x2="17.599cm" svg:y2="7.802cm"><text:p/></draw:line><draw:line draw:style-name="gr9" draw:text-style-name="P8" svg:x1="0.696cm" svg:y1="10.099cm" svg:x2="17.599cm" svg:y2="10.102cm"><text:p/></draw:line><draw:line draw:style-name="gr10" draw:text-style-name="P8" svg:x1="1.299cm" svg:y1="3.102cm" svg:x2="6.499cm" svg:y2="5.402cm"><text:p/></draw:line><draw:line draw:style-name="gr11" draw:text-style-name="P8" svg:x1="1.2cm" svg:y1="3.102cm" svg:x2="6cm" svg:y2="7.802cm"><text:p/></draw:line><draw:line draw:style-name="gr12" draw:text-style-name="P8" svg:x1="1.299cm" svg:y1="3.102cm" svg:x2="3.699cm" svg:y2="10.202cm"><text:p/></draw:line><draw:line draw:style-name="gr13" draw:text-style-name="P8" svg:x1="6.499cm" svg:y1="5.402cm" svg:x2="7.399cm" svg:y2="3.102cm"><text:p/></draw:line><draw:line draw:style-name="gr14" draw:text-style-name="P8" svg:x1="5.999cm" svg:y1="7.802cm" svg:x2="9.399cm" svg:y2="3.202cm"><text:p/></draw:line><draw:line draw:style-name="gr15" draw:text-style-name="P8" svg:x1="3.599cm" svg:y1="10.102cm" svg:x2="6.199cm" svg:y2="3.202cm"><text:p/></draw:line><draw:line draw:style-name="gr16" draw:text-style-name="P8" svg:x1="2.299cm" svg:y1="7.802cm" svg:x2="4.599cm" svg:y2="3.102cm"><text:p/></draw:line><draw:line draw:style-name="gr17" draw:text-style-name="P8" svg:x1="2.199cm" svg:y1="7.802cm" svg:x2="4.299cm" svg:y2="5.402cm"><text:p/></draw:line><draw:line draw:style-name="gr18" draw:text-style-name="P8" svg:x1="2.199cm" svg:y1="7.802cm" svg:x2="5.499cm" svg:y2="10.102cm"><text:p/></draw:line><draw:frame draw:style-name="gr19" draw:text-style-name="P10" svg:width="1.987cm" svg:height="0.983cm" svg:x="0.715cm" svg:y="6.74cm"><draw:text-box><text:p text:style-name="P9"><text:span text:style-name="T2">(2, 2)</text:span></text:p></draw:text-box></draw:frame><draw:frame draw:style-name="gr20" draw:text-style-name="P11" svg:width="5.68cm" svg:height="1.835cm" svg:x="3.755cm" svg:y="0.302cm"><draw:text-box><text:p text:style-name="P9"><text:span text:style-name="T3">Ok, Site 2 want to access</text:span></text:p><text:p text:style-name="P9"><text:span text:style-name="T3"><text:s/></text:span><text:span text:style-name="T3">too, I put in the queue :</text:span></text:p><text:p text:style-name="P9"><text:span text:style-name="T3">(1,0) ; (2,2)</text:span></text:p></draw:text-box></draw:frame><draw:frame draw:style-name="gr21" draw:text-style-name="P11" svg:width="4.176cm" svg:height="1.835cm" svg:x="-0.501cm" svg:y="0.102cm"><draw:text-box><text:p text:style-name="P9"><text:span text:style-name="T3">I'd like to access </text:span></text:p><text:p text:style-name="P9"><text:span text:style-name="T3">to the ressource : </text:span></text:p><text:p text:style-name="P9"><text:span text:style-name="T3">I send (1,0)</text:span></text:p></draw:text-box></draw:frame><draw:frame draw:style-name="gr22" draw:text-style-name="P10" svg:width="1.987cm" svg:height="0.983cm" svg:x="0.998cm" svg:y="2.14cm"><draw:text-box><text:p text:style-name="P9"><text:span text:style-name="T2">(1, 0)</text:span></text:p></draw:text-box></draw:frame><draw:line draw:style-name="gr23" draw:text-style-name="P8" svg:x1="4.6cm" svg:y1="3.102cm" svg:x2="9.6cm" svg:y2="7.802cm"><text:p/></draw:line><draw:line draw:style-name="gr24" draw:text-style-name="P8" svg:x1="4.299cm" svg:y1="5.502cm" svg:x2="7.399cm" svg:y2="7.802cm"><text:p/></draw:line><draw:line draw:style-name="gr25" draw:text-style-name="P8" svg:x1="5.299cm" svg:y1="10.102cm" svg:x2="8.299cm" svg:y2="7.802cm"><text:p/></draw:line><draw:custom-shape draw:style-name="gr26" draw:text-style-name="P8" svg:width="2.8cm" svg:height="0.6cm" svg:x="9.4cm" svg:y="2.803cm"><text:p/><draw:enhanced-geometry svg:viewBox="0 0 21600 21600" draw:mirror-horizontal="false" draw:mirror-vertical="false" draw:type="rectangle" draw:enhanced-path="M 0 0 L 21600 0 21600 21600 0 21600 0 0 Z N"/></draw:custom-shape><draw:line draw:style-name="gr27" draw:text-style-name="P8" svg:x1="12.199cm" svg:y1="3.102cm" svg:x2="13.199cm" svg:y2="10.102cm"><text:p/></draw:line><draw:line draw:style-name="gr28" draw:text-style-name="P8" svg:x1="12.199cm" svg:y1="3.102cm" svg:x2="13.299cm" svg:y2="7.802cm"><text:p/></draw:line><draw:line draw:style-name="gr29" draw:text-style-name="P8" svg:x1="12.199cm" svg:y1="3.102cm" svg:x2="13.199cm" svg:y2="5.402cm"><text:p/></draw:line><draw:custom-shape draw:style-name="gr30" draw:text-style-name="P8" svg:width="2.701cm" svg:height="0.6cm" svg:x="13.399cm" svg:y="7.502cm"><text:p/><draw:enhanced-geometry svg:viewBox="0 0 21600 21600" draw:mirror-horizontal="false" draw:mirror-vertical="false" draw:type="rectangle" draw:enhanced-path="M 0 0 L 21600 0 21600 21600 0 21600 0 0 Z N"/></draw:custom-shape><draw:line draw:style-name="gr31" draw:text-style-name="P8" svg:x1="16.099cm" svg:y1="7.802cm" svg:x2="16.999cm" svg:y2="3.202cm"><text:p/></draw:line><draw:line draw:style-name="gr32" draw:text-style-name="P8" svg:x1="16.099cm" svg:y1="7.802cm" svg:x2="17.199cm" svg:y2="5.402cm"><text:p/></draw:line><draw:line draw:style-name="gr33" draw:text-style-name="P8" svg:x1="16.099cm" svg:y1="7.802cm" svg:x2="17.099cm" svg:y2="10.102cm"><text:p/></draw:line><draw:custom-shape draw:style-name="gr34" draw:text-style-name="P8" svg:width="3.601cm" svg:height="0.301cm" svg:x="9.599cm" svg:y="7.602cm"><text:p/><draw:enhanced-geometry svg:viewBox="0 0 21600 21600" draw:mirror-horizontal="false" draw:mirror-vertical="false" draw:type="rectangle" draw:enhanced-path="M 0 0 L 21600 0 21600 21600 0 21600 0 0 Z N"/></draw:custom-shape><draw:line draw:style-name="gr35" draw:text-style-name="P8" svg:x1="0.599cm" svg:y1="1.902cm" svg:x2="1.299cm" svg:y2="3.102cm"><text:p/></draw:line><draw:line draw:style-name="gr36" draw:text-style-name="P8" svg:x1="4.9cm" svg:y1="2.102cm" svg:x2="4.6cm" svg:y2="3.102cm"><text:p/></draw:line><draw:frame draw:style-name="gr37" draw:text-style-name="P11" svg:width="5.527cm" svg:height="2.363cm" svg:x="10.194cm" svg:y="0.004cm"><draw:text-box><text:p text:style-name="P9"><text:span text:style-name="T3">Everyone send me </text:span></text:p><text:p text:style-name="P9"><text:span text:style-name="T3">back an ackowlegment,</text:span></text:p><text:p text:style-name="P9"><text:span text:style-name="T3"><text:s/></text:span><text:span text:style-name="T3">I'm the first in the queue</text:span></text:p><text:p text:style-name="P9"><text:span text:style-name="T3">I can take the ressource.</text:span></text:p></draw:text-box></draw:frame><draw:line draw:style-name="gr38" draw:text-style-name="P8" svg:x1="10.299cm" svg:y1="1.502cm" svg:x2="9.399cm" svg:y2="3.102cm"><text:p/></draw:line><draw:line draw:style-name="gr39" draw:text-style-name="P8" svg:x1="1.799cm" svg:y1="12.902cm" svg:x2="2.999cm" svg:y2="12.902cm"><text:p/></draw:line><draw:line draw:style-name="gr40" draw:text-style-name="P8" svg:x1="0.099cm" svg:y1="12.902cm" svg:x2="1.299cm" svg:y2="12.902cm"><text:p/></draw:line><draw:line draw:style-name="gr41" draw:text-style-name="P8" svg:x1="-0.001cm" svg:y1="13.902cm" svg:x2="1.299cm" svg:y2="13.902cm"><text:p/></draw:line><draw:line draw:style-name="gr42" draw:text-style-name="P8" svg:x1="0.099cm" svg:y1="14.802cm" svg:x2="1.299cm" svg:y2="14.802cm"><text:p/></draw:line><draw:frame draw:style-name="gr43" draw:text-style-name="P11" svg:width="2.036cm" svg:height="1.063cm" svg:x="3.274cm" svg:y="12.441cm"><draw:text-box><text:p text:style-name="P9"><text:span text:style-name="T3">request</text:span></text:p></draw:text-box></draw:frame><draw:frame draw:style-name="gr44" draw:text-style-name="P11" svg:width="3.948cm" svg:height="0.865cm" svg:x="1.6cm" svg:y="13.503cm"><draw:text-box><text:p text:style-name="P9"><text:span text:style-name="T3">acknowledgment</text:span></text:p></draw:text-box></draw:frame><draw:frame draw:style-name="gr45" draw:text-style-name="P11" svg:width="2.01cm" svg:height="0.78cm" svg:x="1.799cm" svg:y="14.402cm"><draw:text-box><text:p text:style-name="P9"><text:span text:style-name="T3">release</text:span></text:p></draw:text-box></draw:frame><draw:custom-shape draw:style-name="gr46" draw:text-style-name="P8" svg:width="5.901cm" svg:height="5.899cm" svg:x="-0.4cm" svg:y="11.303cm"><text:p/><draw:enhanced-geometry svg:viewBox="0 0 21600 21600" draw:mirror-horizontal="false" draw:mirror-vertical="false" draw:type="rectangle" draw:enhanced-path="M 0 0 L 21600 0 21600 21600 0 21600 0 0 Z N"/></draw:custom-shape><draw:custom-shape draw:style-name="gr47" draw:text-style-name="P8" svg:width="3.8cm" svg:height="1.8cm" svg:x="-0.501cm" svg:y="0.102cm"><text:p/><draw:enhanced-geometry svg:viewBox="0 0 21600 21600" draw:mirror-horizontal="false" draw:mirror-vertical="false" draw:type="rectangle" draw:enhanced-path="M 0 0 L 21600 0 21600 21600 0 21600 0 0 Z N"/></draw:custom-shape><draw:custom-shape draw:style-name="gr48" draw:text-style-name="P8" svg:width="5.501cm" svg:height="1.802cm" svg:x="3.8cm" svg:y="0.302cm"><text:p/><draw:enhanced-geometry svg:viewBox="0 0 21600 21600" draw:mirror-horizontal="false" draw:mirror-vertical="false" draw:type="rectangle" draw:enhanced-path="M 0 0 L 21600 0 21600 21600 0 21600 0 0 Z N"/></draw:custom-shape><draw:custom-shape draw:style-name="gr49" draw:text-style-name="P8" svg:width="5.502cm" svg:height="2.401cm" svg:x="10.298cm" svg:y="0.002cm"><text:p/><draw:enhanced-geometry svg:viewBox="0 0 21600 21600" draw:mirror-horizontal="false" draw:mirror-vertical="false" draw:type="rectangle" draw:enhanced-path="M 0 0 L 21600 0 21600 21600 0 21600 0 0 Z N"/></draw:custom-shape><draw:frame draw:style-name="gr50" draw:text-style-name="P11" svg:width="5.299cm" svg:height="2.363cm" svg:x="7.294cm" svg:y="10.402cm"><draw:text-box><text:p text:style-name="P9"><text:span text:style-name="T3">Everyone send me </text:span></text:p><text:p text:style-name="P9"><text:span text:style-name="T3">back an ackowlegment,</text:span></text:p><text:p text:style-name="P9"><text:span text:style-name="T3">but site 0 is the first in </text:span></text:p><text:p text:style-name="P9"><text:span text:style-name="T3">the queue. I wait.</text:span></text:p></draw:text-box></draw:frame><draw:custom-shape draw:style-name="gr51" draw:text-style-name="P8" svg:width="5.102cm" svg:height="2.401cm" svg:x="7.398cm" svg:y="10.4cm"><text:p/><draw:enhanced-geometry svg:viewBox="0 0 21600 21600" draw:mirror-horizontal="false" draw:mirror-vertical="false" draw:type="rectangle" draw:enhanced-path="M 0 0 L 21600 0 21600 21600 0 21600 0 0 Z N"/></draw:custom-shape><draw:frame draw:style-name="gr52" draw:text-style-name="P11" svg:width="5.527cm" svg:height="2.363cm" svg:x="10.194cm" svg:y="0.002cm"><draw:text-box><text:p text:style-name="P9"><text:span text:style-name="T3">Everyone send me </text:span></text:p><text:p text:style-name="P9"><text:span text:style-name="T3">back an ackowlegment,</text:span></text:p><text:p text:style-name="P9"><text:span text:style-name="T3"><text:s/></text:span><text:span text:style-name="T3">I'm the first in the queue</text:span></text:p><text:p text:style-name="P9"><text:span text:style-name="T3">I can take the ressource.</text:span></text:p></draw:text-box></draw:frame><draw:custom-shape draw:style-name="gr53" draw:text-style-name="P8" svg:width="5.502cm" svg:height="2.401cm" svg:x="10.298cm" svg:y="0cm"><text:p/><draw:enhanced-geometry svg:viewBox="0 0 21600 21600" draw:mirror-horizontal="false" draw:mirror-vertical="false" draw:type="rectangle" draw:enhanced-path="M 0 0 L 21600 0 21600 21600 0 21600 0 0 Z N"/></draw:custom-shape><draw:frame draw:style-name="gr54" draw:text-style-name="P11" svg:width="4.391cm" svg:height="2.363cm" svg:x="13.093cm" svg:y="10.402cm"><draw:text-box><text:p text:style-name="P9"><text:span text:style-name="T3">Site 0 release the </text:span></text:p><text:p text:style-name="P9"><text:span text:style-name="T3">Ressource, It's my </text:span></text:p><text:p text:style-name="P9"><text:span text:style-name="T3">turn, I take the </text:span></text:p><text:p text:style-name="P9"><text:span text:style-name="T3">ressource.</text:span></text:p></draw:text-box></draw:frame><draw:custom-shape draw:style-name="gr55" draw:text-style-name="P8" svg:width="4.102cm" svg:height="2.401cm" svg:x="13.198cm" svg:y="10.4cm"><text:p/><draw:enhanced-geometry svg:viewBox="0 0 21600 21600" draw:mirror-horizontal="false" draw:mirror-vertical="false" draw:type="rectangle" draw:enhanced-path="M 0 0 L 21600 0 21600 21600 0 21600 0 0 Z N"/></draw:custom-shape><draw:line draw:style-name="gr56" draw:text-style-name="P8" svg:x1="9.799cm" svg:y1="10.402cm" svg:x2="9.599cm" svg:y2="7.902cm"><text:p/></draw:line><draw:line draw:style-name="gr57" draw:text-style-name="P8" svg:x1="14.398cm" svg:y1="10.401cm" svg:x2="13.399cm" svg:y2="7.902cm"><text:p/></draw:line><draw:frame draw:style-name="gr58" draw:text-style-name="P11" svg:width="3.744cm" svg:height="0.78cm" svg:x="1.801cm" svg:y="15.203cm"><draw:text-box><text:p text:style-name="P9"><text:span text:style-name="T3">using ressource</text:span></text:p></draw:text-box></draw:frame><draw:frame draw:style-name="gr59" draw:text-style-name="P11" svg:width="1.934cm" svg:height="0.78cm" svg:x="1.801cm" svg:y="16.104cm"><draw:text-box><text:p text:style-name="P9"><text:span text:style-name="T3">waiting</text:span></text:p></draw:text-box></draw:frame><draw:custom-shape draw:style-name="gr60" draw:text-style-name="P8" svg:width="1.802cm" svg:height="0.301cm" svg:x="-0.002cm" svg:y="16.402cm"><text:p/><draw:enhanced-geometry svg:viewBox="0 0 21600 21600" draw:mirror-horizontal="false" draw:mirror-vertical="false" draw:type="rectangle" draw:enhanced-path="M 0 0 L 21600 0 21600 21600 0 21600 0 0 Z N"/></draw:custom-shape><draw:custom-shape draw:style-name="gr61" draw:text-style-name="P8" svg:width="1.701cm" svg:height="0.5cm" svg:x="-0.002cm" svg:y="15.402cm"><text:p/><draw:enhanced-geometry svg:viewBox="0 0 21600 21600" draw:mirror-horizontal="false" draw:mirror-vertical="false" draw:type="rectangle" draw:enhanced-path="M 0 0 L 21600 0 21600 21600 0 21600 0 0 Z N"/></draw:custom-shape><draw:frame draw:style-name="gr62" draw:text-style-name="P11" svg:width="6.139cm" svg:height="1.063cm" svg:x="-0.448cm" svg:y="11.603cm"><draw:text-box><text:p text:style-name="P9"><text:span text:style-name="T3">Request (my_clock, my_ID)</text:span></text:p></draw:text-box></draw:frame><draw:frame draw:style-name="gr63" draw:text-style-name="P11" svg:width="5.68cm" svg:height="1.835cm" svg:x="6.056cm" svg:y="13.201cm"><draw:text-box><text:p text:style-name="P9"><text:span text:style-name="T3">Ok, Site 0 want to access</text:span></text:p><text:p text:style-name="P9"><text:span text:style-name="T3"><text:s/></text:span><text:span text:style-name="T3">too, I put in the queue :</text:span></text:p><text:p text:style-name="P9"><text:span text:style-name="T3">(1,0) ; (2,2) – before me !</text:span></text:p></draw:text-box></draw:frame><draw:custom-shape draw:style-name="gr64" draw:text-style-name="P8" svg:width="5.501cm" svg:height="1.802cm" svg:x="6.1cm" svg:y="13.201cm"><text:p/><draw:enhanced-geometry svg:viewBox="0 0 21600 21600" draw:mirror-horizontal="false" draw:mirror-vertical="false" draw:type="rectangle" draw:enhanced-path="M 0 0 L 21600 0 21600 21600 0 21600 0 0 Z N"/></draw:custom-shape><draw:line draw:style-name="gr65" draw:text-style-name="P8" svg:x1="6.799cm" svg:y1="13.102cm" svg:x2="5.998cm" svg:y2="7.901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l y a néanmoins un problème avec cette implémentation. Lorsque plusieurs sites envoient une requête avec la même horloge, comment doit-on départager ces sites, de manière distribuée, pour que chacun obtienne une place bien définie dans la file d'attent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e </meta:initial-creator>
    <meta:creation-date>2014-05-30T14:48:06</meta:creation-date>
    <dc:date>2014-05-30T18:22:37</dc:date>
    <dc:creator>stephane </dc:creator>
    <meta:editing-duration>PT3H31M1S</meta:editing-duration>
    <meta:editing-cycles>14</meta:editing-cycles>
    <meta:generator>LibreOffice/3.5$Linux_x86 LibreOffice_project/350m1$Build-2</meta:generator>
    <meta:document-statistic meta:table-count="0" meta:image-count="0" meta:object-count="0" meta:page-count="3" meta:paragraph-count="26" meta:word-count="593" meta:character-count="3575" meta:non-whitespace-character-count="3008"/>
  </office:meta>
</office:document-meta>
</file>